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 Caps" svg:font-family="'Latin Modern Mono Caps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atin Modern Mono Caps1" svg:font-family="'Latin Modern Mono Caps'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FreeMono1" svg:font-family="FreeMono" style:font-family-generic="modern" style:font-pitch="variable"/>
    <style:font-face style:name="Liberation Sans2" svg:font-family="'Liberation Sans'" style:font-family-generic="moder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0.55cm" fo:min-width="7.4cm"/>
      <style:paragraph-properties style:writing-mode="lr-tb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0.55cm" fo:min-width="5.1cm"/>
      <style:paragraph-properties style:writing-mode="lr-tb"/>
    </style:style>
    <style:style style:name="gr4" style:family="graphic" style:parent-style-name="standard">
      <style:graphic-properties svg:stroke-color="#ffffff" draw:fill-color="#ff3333" draw:textarea-horizontal-align="justify" draw:textarea-vertical-align="middle" draw:auto-grow-height="false" fo:min-height="0.55cm" fo:min-width="3.9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3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4.9cm"/>
      <style:paragraph-properties style:writing-mode="lr-tb"/>
    </style:style>
    <style:style style:name="gr7" style:family="graphic" style:parent-style-name="standard">
      <style:graphic-properties svg:stroke-color="#ff3333" draw:fill-color="#ffffff" draw:textarea-horizontal-align="justify" draw:textarea-vertical-align="top" draw:auto-grow-height="false" fo:min-height="1.65cm" fo:min-width="3.4cm"/>
      <style:paragraph-properties style:writing-mode="lr-tb"/>
    </style:style>
    <style:style style:name="gr8" style:family="graphic" style:parent-style-name="standard">
      <style:graphic-properties svg:stroke-color="#ff3333" draw:fill-color="#ffffff" draw:textarea-horizontal-align="justify" draw:textarea-vertical-align="top" draw:auto-grow-height="false" fo:min-height="1.677cm" fo:min-width="3.3cm"/>
      <style:paragraph-properties style:writing-mode="lr-tb"/>
    </style:style>
    <style:style style:name="gr9" style:family="graphic" style:parent-style-name="standard">
      <style:graphic-properties svg:stroke-color="#ff3333" draw:fill-color="#ffffff" draw:textarea-horizontal-align="justify" draw:textarea-vertical-align="top" draw:auto-grow-height="false" fo:min-height="2.65cm" fo:min-width="5.073cm"/>
      <style:paragraph-properties style:writing-mode="lr-tb"/>
    </style:style>
    <style:style style:name="gr10" style:family="graphic" style:parent-style-name="standard">
      <style:graphic-properties svg:stroke-color="#ff3333" draw:fill-color="#ffffff" draw:textarea-horizontal-align="justify" draw:textarea-vertical-align="top" draw:auto-grow-height="false" fo:min-height="2.05cm" fo:min-width="3.9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solid" svg:stroke-color="#ff3333" draw:marker-end="Arrow" draw:marker-end-width="0.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standard">
      <style:graphic-properties svg:stroke-width="0.2cm" svg:stroke-color="#ff3333" draw:marker-start-width="0.8cm" draw:marker-end-width="0.8cm" draw:fill-color="#ffcc99" draw:textarea-horizontal-align="justify" draw:textarea-vertical-align="top" draw:auto-grow-height="false" fo:min-height="1.25cm" fo:min-width="3.2cm" fo:padding-top="0.225cm" fo:padding-bottom="0.225cm" fo:padding-left="0.35cm" fo:padding-right="0.35cm"/>
      <style:paragraph-properties style:writing-mode="lr-tb"/>
    </style:style>
    <style:style style:name="gr18" style:family="graphic" style:parent-style-name="standard">
      <style:graphic-properties svg:stroke-color="#ff3333" draw:fill-color="#ffffff" draw:textarea-horizontal-align="justify" draw:textarea-vertical-align="top" draw:auto-grow-height="false" fo:min-height="1.15cm" fo:min-width="3.1cm"/>
      <style:paragraph-properties style:writing-mode="lr-tb"/>
    </style:style>
    <style:style style:name="gr19" style:family="graphic" style:parent-style-name="standard">
      <style:graphic-properties svg:stroke-color="#ff3333" draw:fill-color="#ffffff" draw:textarea-horizontal-align="justify" draw:textarea-vertical-align="top" draw:auto-grow-height="false" fo:min-height="2.55cm" fo:min-width="3.973cm"/>
      <style:paragraph-properties style:writing-mode="lr-tb"/>
    </style:style>
    <style:style style:name="gr20" style:family="graphic" style:parent-style-name="standard" style:list-style-name="L1">
      <style:graphic-properties svg:stroke-color="#ff6600" draw:fill-color="#ffffff" draw:textarea-horizontal-align="justify" draw:textarea-vertical-align="middle" draw:auto-grow-height="false" fo:min-height="3.15cm" fo:min-width="7.718cm"/>
      <style:paragraph-properties style:writing-mode="lr-tb"/>
    </style:style>
    <style:style style:name="gr21" style:family="graphic" style:parent-style-name="standard">
      <style:graphic-properties svg:stroke-color="#ffffff" draw:fill-color="#ff6600" draw:textarea-horizontal-align="justify" draw:textarea-vertical-align="middle" draw:auto-grow-height="false" fo:min-height="1.314cm" fo:min-width="7.718cm"/>
      <style:paragraph-properties style:writing-mode="lr-tb"/>
    </style:style>
    <style:style style:name="gr22" style:family="graphic" style:parent-style-name="standard" style:list-style-name="L1">
      <style:graphic-properties svg:stroke-color="#990000" draw:fill-color="#ffffff" draw:textarea-horizontal-align="justify" draw:textarea-vertical-align="bottom" draw:auto-grow-height="false" fo:min-height="4.714cm" fo:min-width="7.818cm"/>
      <style:paragraph-properties style:writing-mode="lr-tb"/>
    </style:style>
    <style:style style:name="gr23" style:family="graphic" style:parent-style-name="standard">
      <style:graphic-properties svg:stroke-color="#cc0000" draw:fill-color="#cc0000" draw:textarea-horizontal-align="justify" draw:textarea-vertical-align="middle" draw:auto-grow-height="false" fo:min-height="1.314cm" fo:min-width="7.818cm"/>
      <style:paragraph-properties style:writing-mode="lr-tb"/>
    </style:style>
    <style:style style:name="gr24" style:family="graphic" style:parent-style-name="standard" style:list-style-name="L1">
      <style:graphic-properties svg:stroke-color="#003300" draw:fill-color="#ffffff" draw:textarea-horizontal-align="justify" draw:textarea-vertical-align="middle" draw:auto-grow-height="false" fo:min-height="3.15cm" fo:min-width="7.718cm"/>
      <style:paragraph-properties style:writing-mode="lr-tb"/>
    </style:style>
    <style:style style:name="gr25" style:family="graphic" style:parent-style-name="standard">
      <style:graphic-properties svg:stroke-color="#ffffff" draw:fill-color="#006600" draw:textarea-horizontal-align="justify" draw:textarea-vertical-align="middle" draw:auto-grow-height="false" fo:min-height="1.314cm" fo:min-width="7.718cm"/>
      <style:paragraph-properties style:writing-mode="lr-tb"/>
    </style:style>
    <style:style style:name="gr26" style:family="graphic" style:parent-style-name="standard" style:list-style-name="L1">
      <style:graphic-properties svg:stroke-color="#0066cc" draw:fill-color="#ffffff" draw:textarea-horizontal-align="justify" draw:textarea-vertical-align="middle" draw:auto-grow-height="false" fo:min-height="3.15cm" fo:min-width="7.8cm"/>
      <style:paragraph-properties style:writing-mode="lr-tb"/>
    </style:style>
    <style:style style:name="gr27" style:family="graphic" style:parent-style-name="standard">
      <style:graphic-properties svg:stroke-color="#ffffff" draw:fill-color="#0066cc" draw:textarea-horizontal-align="justify" draw:textarea-vertical-align="middle" draw:auto-grow-height="false" fo:min-height="1.314cm" fo:min-width="7.8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end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>
      <loext:graphic-properties draw:fill="none" draw:fill-color="#ffffff"/>
      <style:text-properties fo:color="#ce181e" style:font-name="Latin Modern Mono Caps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3333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ffffff"/>
      <style:paragraph-properties fo:text-align="center"/>
      <style:text-properties fo:color="#333333" style:font-name="Latin Modern Mono Caps"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7" style:family="paragraph">
      <loext:graphic-properties draw:fill-color="#ffffff"/>
      <style:paragraph-properties fo:text-align="center"/>
      <style:text-properties fo:color="#333333" style:font-name="Latin Modern Mono Caps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8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fo:text-align="start"/>
      <style:text-properties fo:color="#000000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start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" style:family="paragraph">
      <style:paragraph-properties fo:text-align="center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2" style:family="paragraph">
      <loext:graphic-properties draw:fill-color="#ffffff"/>
      <style:paragraph-properties fo:text-align="start"/>
      <style:text-properties fo:color="#000000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3" style:family="paragraph">
      <style:paragraph-properties fo:text-align="end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none" draw:fill-color="#ffffff"/>
      <style:paragraph-properties fo:text-align="end"/>
      <style:text-properties fo:color="#ce181e" style:font-name="Latin Modern Mono Caps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>
      <loext:graphic-properties draw:fill="none" draw:fill-color="#ffffff"/>
      <style:text-properties fo:color="#ce181e" style:font-name="Latin Modern Mono Caps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9" style:family="paragraph"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text-properties fo:color="#cccccc" fo:language="zxx" fo:country="none" style:language-asian="zxx" style:country-asian="none" style:language-complex="zxx" style:country-complex="none"/>
    </style:style>
    <style:style style:name="P21" style:family="paragraph">
      <loext:graphic-properties draw:fill-color="#ff3333"/>
      <style:paragraph-properties fo:text-align="center"/>
      <style:text-properties fo:color="#ffffff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2" style:family="paragraph">
      <loext:graphic-properties draw:fill-color="#ffffff"/>
      <style:paragraph-properties fo:text-align="center"/>
      <style:text-properties fo:color="#333333" style:font-name="Latin Modern Mono Caps"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ffcc99"/>
      <style:paragraph-properties fo:text-align="start"/>
      <style:text-properties fo:color="#000000"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-color="#ffffff"/>
      <style:paragraph-properties fo:text-align="start"/>
      <style:text-properties fo:color="#000000" fo:font-size="18pt" fo:language="zxx" fo:country="none" style:language-asian="zxx" style:country-asian="none" style:language-complex="zxx" style:country-complex="none"/>
    </style:style>
    <style:style style:name="P2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26" style:family="paragraph"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color="#ffffff" fo:language="zxx" fo:country="none" style:language-asian="zxx" style:country-asian="none" style:language-complex="zxx" style:country-complex="none"/>
    </style:style>
    <style:style style:name="P29" style:family="paragraph">
      <loext:graphic-properties draw:fill-color="#ff6600"/>
      <style:paragraph-properties fo:text-align="center"/>
      <style:text-properties fo:color="#ffffff" style:font-name="Courier New" fo:language="zxx" fo:country="none" style:language-asian="zxx" style:country-asian="none" style:language-complex="zxx" style:country-complex="none"/>
    </style:style>
    <style:style style:name="P30" style:family="paragraph">
      <loext:graphic-properties draw:fill-color="#cc0000"/>
      <style:paragraph-properties fo:text-align="center"/>
      <style:text-properties fo:color="#ffffff" fo:language="zxx" fo:country="none" style:language-asian="zxx" style:country-asian="none" style:language-complex="zxx" style:country-complex="none"/>
    </style:style>
    <style:style style:name="P31" style:family="paragraph">
      <loext:graphic-properties draw:fill-color="#006600"/>
      <style:paragraph-properties fo:text-align="center"/>
      <style:text-properties fo:color="#ffffff" style:font-name="Courier New" fo:language="zxx" fo:country="none" style:language-asian="zxx" style:country-asian="none" style:language-complex="zxx" style:country-complex="none"/>
    </style:style>
    <style:style style:name="P32" style:family="paragraph">
      <loext:graphic-properties draw:fill-color="#0066cc"/>
      <style:paragraph-properties fo:text-align="center"/>
      <style:text-properties fo:color="#ffffff" style:font-name="Courier New" fo:language="zxx" fo:country="none" style:language-asian="zxx" style:country-asian="none" style:language-complex="zxx" style:country-complex="none"/>
    </style:style>
    <style:style style:name="T1" style:family="text">
      <style:text-properties fo:color="#ce181e" style:font-name="Latin Modern Mono Caps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FreeMono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333333" style:font-name="Latin Modern Mono Caps" fo:font-size="22pt" style:font-size-asian="22pt" style:font-size-complex="22pt"/>
    </style:style>
    <style:style style:name="T4" style:family="text">
      <style:text-properties fo:color="#000000" style:font-name="FreeMono" fo:font-size="11pt" style:font-size-asian="11pt" style:font-size-complex="11pt"/>
    </style:style>
    <style:style style:name="T5" style:family="text">
      <style:text-properties fo:color="#000000" style:font-name="FreeMono" fo:font-size="12pt" style:font-size-asian="12pt" style:font-size-complex="12pt"/>
    </style:style>
    <style:style style:name="T6" style:family="text">
      <style:text-properties fo:color="#ce181e" style:font-name="Latin Modern Mono Caps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ffff" style:font-name="FreeMon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333333" style:font-name="Latin Modern Mono Caps" fo:font-size="12pt" style:font-size-asian="12pt" style:font-size-complex="12pt"/>
    </style:style>
    <style:style style:name="T9" style:family="text">
      <style:text-properties fo:color="#cccccc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.8cm" svg:height="1.717cm" svg:x="1.646cm" svg:y="2.373cm">
          <draw:text-box>
            <text:p text:style-name="P1"><text:span text:style-name="T1">Flu</text:span><text:span text:style-name="T1">jo </text:span></text:p>
            <text:p text:style-name="P1"><text:span text:style-name="T1">inv</text:span><text:span text:style-name="T1">est</text:span><text:span text:style-name="T1">iga</text:span><text:span text:style-name="T1">cio</text:span><text:span text:style-name="T1">n</text:span></text:p>
          </draw:text-box>
        </draw:frame>
        <draw:custom-shape draw:style-name="gr2" draw:text-style-name="P4" draw:layer="layout" svg:width="7.9cm" svg:height="0.8cm" svg:x="6.7cm" svg:y="4.8cm">
          <text:p text:style-name="P3"><text:span text:style-name="T2">Transparenci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0.8cm" svg:x="14.8cm" svg:y="4.8cm">
          <text:p text:style-name="P3"><text:span text:style-name="T2">Reproducibilid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0.8cm" svg:x="20.6cm" svg:y="4.8cm">
          <text:p text:style-name="P3"><text:span text:style-name="T2">Acces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cm" svg:height="0.8cm" svg:x="6.6cm" svg:y="2.9cm">
          <text:p text:style-name="P3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cm" svg:height="0.8cm" svg:x="10.9cm" svg:y="2.9cm">
          <text:p text:style-name="P6"><text:span text:style-name="T3">Dato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cm" svg:height="0.8cm" svg:x="15.4cm" svg:y="2.9cm">
          <text:p text:style-name="P6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4cm" svg:height="0.8cm" svg:x="20cm" svg:y="2.9cm">
          <text:p text:style-name="P6"><text:span text:style-name="T3">Publicació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9cm" svg:height="1.9cm" svg:x="6.7cm" svg:y="6.9cm">
          <text:list text:style-name="L1">
            <text:list-item>
              <text:p text:style-name="P8"><text:span text:style-name="T4">Pre-regist</text:span></text:p>
            </text:list-item>
            <text:list-item>
              <text:p text:style-name="P8"><text:span text:style-name="T4">Plantillas</text:span></text:p>
            </text:list-item>
            <text:list-item>
              <text:p text:style-name="P8"><text:span text:style-name="T4">Plataformas</text:span></text:p>
            </text:list-item>
          </text:list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cm" svg:height="1.927cm" svg:x="10.837cm" svg:y="6.873cm">
          <text:list text:style-name="L1">
            <text:list-item>
              <text:p text:style-name="P10"><text:span text:style-name="T4">Open data</text:span></text:p>
            </text:list-item>
            <text:list-item>
              <text:p text:style-name="P10"><text:span text:style-name="T4">Estándares</text:span></text:p>
            </text:list-item>
            <text:list-item>
              <text:p text:style-name="P10"><text:span text:style-name="T4">Repositorio</text:span></text:p>
            </text:list-item>
            <text:list-item>
              <text:p text:style-name="P10"><text:span text:style-name="T4">Protocolos</text:span></text:p>
            </text:list-item>
          </text:list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573cm" svg:height="2.9cm" svg:x="14.827cm" svg:y="6.9cm">
          <text:list text:style-name="L1">
            <text:list-item>
              <text:p text:style-name="P8"><text:span text:style-name="T4">Software libre</text:span></text:p>
            </text:list-item>
            <text:list-item>
              <text:p text:style-name="P8"><text:span text:style-name="T4">Texto plano</text:span></text:p>
            </text:list-item>
            <text:list-item>
              <text:p text:style-name="P8"><text:span text:style-name="T4">Doc. dinámicos</text:span></text:p>
            </text:list-item>
            <text:list-item>
              <text:p text:style-name="P8"><text:span text:style-name="T4">Versionamiento</text:span></text:p>
            </text:list-item>
            <text:list-item>
              <text:p text:style-name="P8"><text:span text:style-name="T4">Workflows</text:span></text:p>
            </text:list-item>
            <text:list-item>
              <text:p text:style-name="P8"><text:span text:style-name="T4">Repositorio</text:span></text:p>
            </text:list-item>
            <text:list-item>
              <text:p text:style-name="P8"><text:span text:style-name="T4">Protocolos</text:span></text:p>
            </text:list-item>
          </text:list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73cm" svg:height="2.3cm" svg:x="20.627cm" svg:y="6.9cm">
          <text:list text:style-name="L1">
            <text:list-item>
              <text:p text:style-name="P8"><text:span text:style-name="T4">Pre-prints</text:span></text:p>
            </text:list-item>
            <text:list-item>
              <text:p text:style-name="P8"><text:span text:style-name="T4">Open access</text:span></text:p>
            </text:list-item>
            <text:list-item>
              <text:p text:style-name="P8"><text:span text:style-name="T4">Cápsulas</text:span></text:p>
            </text:list-item>
            <text:list-item>
              <text:p text:style-name="P8"><text:span text:style-name="T4">Redes sociales</text:span></text:p>
            </text:list-item>
            <text:list-item>
              <text:p text:style-name="P8"><text:span text:style-name="T4">Presentaciones</text:span></text:p>
            </text:list-item>
          </text:list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5.3cm" svg:height="1.717cm" svg:x="1.2cm" svg:y="4.5cm">
          <draw:text-box>
            <text:p text:style-name="P13"><text:span text:style-name="T1">Áreas </text:span></text:p>
            <text:p text:style-name="P13"><text:span text:style-name="T1">ciencia abierta</text:span><text:span text:style-name="T6"> </text:span></text:p>
          </draw:text-box>
        </draw:frame>
        <draw:frame draw:style-name="gr11" draw:text-style-name="P15" draw:layer="layout" svg:width="5.3cm" svg:height="1.361cm" svg:x="0.9cm" svg:y="6.701cm">
          <draw:text-box>
            <text:p text:style-name="P13"><text:span text:style-name="T1">Herramientas</text:span></text:p>
          </draw:text-box>
        </draw:frame>
        <draw:line draw:style-name="gr12" draw:text-style-name="P16" draw:layer="layout" svg:x1="0.6cm" svg:y1="4.306cm" svg:x2="24.8cm" svg:y2="4.3cm">
          <text:p/>
        </draw:line>
        <draw:line draw:style-name="gr12" draw:text-style-name="P16" draw:layer="layout" svg:x1="0.6cm" svg:y1="6.206cm" svg:x2="24.8cm" svg:y2="6.2cm">
          <text:p/>
        </draw:line>
        <draw:line draw:style-name="gr13" draw:text-style-name="P16" draw:layer="layout" svg:x1="10.1cm" svg:y1="3.4cm" svg:x2="11.4cm" svg:y2="3.4cm">
          <text:p/>
        </draw:line>
        <draw:line draw:style-name="gr13" draw:text-style-name="P16" draw:layer="layout" svg:x1="14.2cm" svg:y1="3.4cm" svg:x2="15.3cm" svg:y2="3.4cm">
          <text:p/>
        </draw:line>
        <draw:line draw:style-name="gr13" draw:text-style-name="P16" draw:layer="layout" svg:x1="19.2cm" svg:y1="3.4cm" svg:x2="20.2cm" svg:y2="3.4cm">
          <text:p/>
        </draw:line>
        <draw:line draw:style-name="gr12" draw:text-style-name="P16" draw:layer="layout" svg:x1="0.6cm" svg:y1="10.206cm" svg:x2="24.8cm" svg:y2="10.2cm">
          <text:p/>
        </draw:line>
        <draw:line draw:style-name="gr12" draw:text-style-name="P16" draw:layer="layout" svg:x1="0.6cm" svg:y1="2.206cm" svg:x2="24.8cm" svg:y2="2.2cm">
          <text:p/>
        </draw:line>
        <draw:frame draw:style-name="gr14" draw:text-style-name="P17" draw:layer="layout" svg:width="0.4cm" svg:height="0.962cm" svg:x="1.045cm" svg:y="1.938cm">
          <draw:text-box>
            <text:p>+</text:p>
          </draw:text-box>
        </draw:frame>
        <draw:frame draw:style-name="gr14" draw:text-style-name="P17" draw:layer="layout" svg:width="0.4cm" svg:height="0.962cm" svg:x="24.845cm" svg:y="9.638cm">
          <draw:text-box>
            <text:p>+</text:p>
          </draw:text-box>
        </draw:frame>
        <draw:frame draw:style-name="gr14" draw:text-style-name="P17" draw:layer="layout" svg:width="0.4cm" svg:height="0.962cm" svg:x="24.79cm" svg:y="1.938cm">
          <draw:text-box>
            <text:p>+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4.8cm" svg:height="1.717cm" svg:x="1.646cm" svg:y="2.373cm">
          <draw:text-box>
            <text:p text:style-name="P1"><text:span text:style-name="T1">Flujo </text:span></text:p>
            <text:p text:style-name="P1"><text:span text:style-name="T1">investigacion</text:span></text:p>
          </draw:text-box>
        </draw:frame>
        <draw:custom-shape draw:style-name="gr5" draw:text-style-name="P5" draw:layer="layout" svg:width="3.8cm" svg:height="0.8cm" svg:x="6.6cm" svg:y="2.9cm">
          <text:p text:style-name="P3"><text:span text:style-name="T3">Diseño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cm" svg:height="0.8cm" svg:x="10.9cm" svg:y="2.9cm">
          <text:p text:style-name="P6"><text:span text:style-name="T3">Dato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cm" svg:height="0.8cm" svg:x="15.4cm" svg:y="2.9cm">
          <text:p text:style-name="P6"><text:span text:style-name="T3">Análisi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4cm" svg:height="0.8cm" svg:x="20cm" svg:y="2.9cm">
          <text:p text:style-name="P6"><text:span text:style-name="T3">Publicación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5.3cm" svg:height="1.717cm" svg:x="1.2cm" svg:y="4.5cm">
          <draw:text-box>
            <text:p text:style-name="P13"><text:span text:style-name="T1">Áreas </text:span></text:p>
            <text:p text:style-name="P13"><text:span text:style-name="T1">ciencia abierta</text:span><text:span text:style-name="T6"> </text:span></text:p>
          </draw:text-box>
        </draw:frame>
        <draw:line draw:style-name="gr12" draw:text-style-name="P16" draw:layer="layout" svg:x1="0.6cm" svg:y1="4.306cm" svg:x2="24.8cm" svg:y2="4.3cm">
          <text:p/>
        </draw:line>
        <draw:line draw:style-name="gr12" draw:text-style-name="P16" draw:layer="layout" svg:x1="0.6cm" svg:y1="6.206cm" svg:x2="24.8cm" svg:y2="6.2cm">
          <text:p/>
        </draw:line>
        <draw:line draw:style-name="gr13" draw:text-style-name="P16" draw:layer="layout" svg:x1="10.1cm" svg:y1="3.4cm" svg:x2="11.4cm" svg:y2="3.4cm">
          <text:p/>
        </draw:line>
        <draw:line draw:style-name="gr13" draw:text-style-name="P16" draw:layer="layout" svg:x1="14.2cm" svg:y1="3.4cm" svg:x2="15.3cm" svg:y2="3.4cm">
          <text:p/>
        </draw:line>
        <draw:line draw:style-name="gr13" draw:text-style-name="P16" draw:layer="layout" svg:x1="19.2cm" svg:y1="3.4cm" svg:x2="20.2cm" svg:y2="3.4cm">
          <text:p/>
        </draw:line>
        <draw:line draw:style-name="gr12" draw:text-style-name="P16" draw:layer="layout" svg:x1="0.6cm" svg:y1="2.206cm" svg:x2="24.8cm" svg:y2="2.2cm">
          <text:p/>
        </draw:line>
        <draw:frame draw:style-name="gr14" draw:text-style-name="P17" draw:layer="layout" svg:width="0.4cm" svg:height="0.962cm" svg:x="1.045cm" svg:y="1.938cm">
          <draw:text-box>
            <text:p>+</text:p>
          </draw:text-box>
        </draw:frame>
        <draw:frame draw:style-name="gr14" draw:text-style-name="P17" draw:layer="layout" svg:width="0.4cm" svg:height="0.962cm" svg:x="24.79cm" svg:y="1.938cm">
          <draw:text-box>
            <text:p>+</text:p>
          </draw:text-box>
        </draw:frame>
        <draw:custom-shape draw:style-name="gr4" draw:text-style-name="P4" draw:layer="layout" svg:width="4.4cm" svg:height="0.8cm" svg:x="20.6cm" svg:y="4.8cm">
          <text:p text:style-name="P3"><text:span text:style-name="T2">Acces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6cm" svg:height="0.8cm" svg:x="14.8cm" svg:y="4.8cm">
          <text:p text:style-name="P3"><text:span text:style-name="T2">Reproducibilida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9cm" svg:height="0.8cm" svg:x="6.7cm" svg:y="4.8cm">
          <text:p text:style-name="P3"><text:span text:style-name="T2">Transparencia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5" draw:layer="layout" svg:width="18.624cm" svg:height="10.476cm" svg:x="1.482cm" svg:y="2.123cm" draw:page-number="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5" draw:layer="layout" svg:width="4.8cm" svg:height="0.806cm" svg:x="1.601cm" svg:y="1.701cm">
          <draw:text-box>
            <text:p text:style-name="P19"><text:span text:style-name="T6">Flujo investigacion</text:span></text:p>
          </draw:text-box>
        </draw:frame>
        <draw:custom-shape draw:style-name="gr2" draw:text-style-name="P4" draw:layer="layout" svg:width="7.9cm" svg:height="0.8cm" svg:x="8.4cm" svg:y="3.4cm">
          <text:p text:style-name="P3"><text:span text:style-name="T7">Transparenci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0.8cm" svg:x="16.6cm" svg:y="3.4cm">
          <text:p text:style-name="P3"><text:span text:style-name="T7">Reproducibilid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0.8cm" svg:x="21.3cm" svg:y="3.4cm">
          <text:p text:style-name="P3"><text:span text:style-name="T7">Acces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cm" svg:height="0.8cm" svg:x="8.001cm" svg:y="1.801cm">
          <text:p text:style-name="P3"><text:span text:style-name="T8">Diseñ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cm" svg:height="0.8cm" svg:x="12.201cm" svg:y="1.801cm">
          <text:p text:style-name="P3"><text:span text:style-name="T8">Recolec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cm" svg:height="0.8cm" svg:x="16.601cm" svg:y="1.801cm">
          <text:p text:style-name="P3"><text:span text:style-name="T8">Análisi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cm" svg:height="0.8cm" svg:x="21.301cm" svg:y="1.801cm">
          <text:p text:style-name="P3"><text:span text:style-name="T8">Publicación</text:span>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5.3cm" svg:height="1.361cm" svg:x="1.601cm" svg:y="3.501cm">
          <draw:text-box>
            <text:p text:style-name="P19"><text:span text:style-name="T6">Áreas ciencia abierta </text:span></text:p>
          </draw:text-box>
        </draw:frame>
        <draw:line draw:style-name="gr12" draw:text-style-name="P16" draw:layer="layout" svg:x1="1.901cm" svg:y1="2.907cm" svg:x2="26.101cm" svg:y2="2.901cm">
          <text:p/>
        </draw:line>
        <draw:line draw:style-name="gr12" draw:text-style-name="P16" draw:layer="layout" svg:x1="1.901cm" svg:y1="4.807cm" svg:x2="26.101cm" svg:y2="4.801cm">
          <text:p/>
        </draw:line>
        <draw:line draw:style-name="gr13" draw:text-style-name="P16" draw:layer="layout" svg:x1="11.101cm" svg:y1="2.201cm" svg:x2="12.501cm" svg:y2="2.201cm">
          <text:p/>
        </draw:line>
        <draw:line draw:style-name="gr13" draw:text-style-name="P16" draw:layer="layout" svg:x1="15.801cm" svg:y1="2.201cm" svg:x2="17.201cm" svg:y2="2.201cm">
          <text:p/>
        </draw:line>
        <draw:line draw:style-name="gr13" draw:text-style-name="P16" draw:layer="layout" svg:x1="20.101cm" svg:y1="2.201cm" svg:x2="21.501cm" svg:y2="2.201cm">
          <text:p/>
        </draw:line>
        <draw:frame draw:style-name="gr16" draw:text-style-name="P20" draw:layer="layout" svg:width="0.875cm" svg:height="0.962cm" svg:x="0.8cm" svg:y="1cm">
          <draw:text-box>
            <text:p text:style-name="P19"><text:span text:style-name="T9">+</text:span></text:p>
          </draw:text-box>
        </draw:frame>
        <draw:frame draw:style-name="gr16" draw:text-style-name="P20" draw:layer="layout" svg:width="0.875cm" svg:height="0.962cm" svg:x="26.4cm" svg:y="5.2cm">
          <draw:text-box>
            <text:p text:style-name="P19"><text:span text:style-name="T9">+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5" draw:layer="layout" svg:width="4.8cm" svg:height="0.806cm" svg:x="0.3cm" svg:y="3.1cm">
          <draw:text-box>
            <text:p text:style-name="P19"><text:span text:style-name="T6">Flujo investigacion</text:span></text:p>
          </draw:text-box>
        </draw:frame>
        <draw:custom-shape draw:style-name="gr2" draw:text-style-name="P21" draw:layer="layout" svg:width="7.9cm" svg:height="0.8cm" svg:x="6.7cm" svg:y="4.8cm">
          <text:p text:style-name="P3"><text:span text:style-name="T7">Transparencia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4.4cm" svg:height="0.8cm" svg:x="15.1cm" svg:y="4.8cm">
          <text:p text:style-name="P3"><text:span text:style-name="T7">Reproducibilidad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4.4cm" svg:height="0.8cm" svg:x="19.9cm" svg:y="4.8cm">
          <text:p text:style-name="P3"><text:span text:style-name="T7">Acceso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3.8cm" svg:height="0.8cm" svg:x="6.7cm" svg:y="3.2cm">
          <text:p text:style-name="P3"><text:span text:style-name="T8">Diseño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3.8cm" svg:height="0.8cm" svg:x="10.9cm" svg:y="3.2cm">
          <text:p text:style-name="P3"><text:span text:style-name="T8">Recolec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3.8cm" svg:height="0.8cm" svg:x="15.3cm" svg:y="3.2cm">
          <text:p text:style-name="P3"><text:span text:style-name="T8">Análisis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3.8cm" svg:height="0.8cm" svg:x="20cm" svg:y="3.2cm">
          <text:p text:style-name="P3"><text:span text:style-name="T8">Publicació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9cm" svg:height="1.7cm" svg:x="6.7cm" svg:y="6.9cm">
          <text:list text:style-name="L1">
            <text:list-item>
              <text:p text:style-name="P8"><text:span text:style-name="T5">Pre-regist</text:span></text:p>
            </text:list-item>
            <text:list-item>
              <text:p text:style-name="P8"><text:span text:style-name="T5">Plantillas</text:span></text:p>
            </text:list-item>
            <text:list-item>
              <text:p text:style-name="P8"><text:span text:style-name="T5">Plataformas</text:span></text:p>
            </text:list-item>
          </text:list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3.6cm" svg:height="1.4cm" svg:x="11cm" svg:y="6.9cm">
          <text:list text:style-name="L1">
            <text:list-item>
              <text:p text:style-name="P8"><text:span text:style-name="T5">Open data</text:span></text:p>
            </text:list-item>
            <text:list-item>
              <text:p text:style-name="P8"><text:span text:style-name="T5">Estándares</text:span></text:p>
            </text:list-item>
            <text:list-item>
              <text:p text:style-name="P8"><text:span text:style-name="T5">Repo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4.473cm" svg:height="2.8cm" svg:x="15.127cm" svg:y="6.9cm">
          <text:list text:style-name="L1">
            <text:list-item>
              <text:p text:style-name="P8"><text:span text:style-name="T5">Software libre</text:span></text:p>
            </text:list-item>
            <text:list-item>
              <text:p text:style-name="P8"><text:span text:style-name="T5">Texto plano</text:span></text:p>
            </text:list-item>
            <text:list-item>
              <text:p text:style-name="P8"><text:span text:style-name="T5">Doc. dinámicos</text:span></text:p>
            </text:list-item>
            <text:list-item>
              <text:p text:style-name="P8"><text:span text:style-name="T5">Versionamiento</text:span></text:p>
            </text:list-item>
            <text:list-item>
              <text:p text:style-name="P8"><text:span text:style-name="T5">Workflows</text:span></text:p>
            </text:list-item>
            <text:list-item>
              <text:p text:style-name="P8"><text:span text:style-name="T5">Repositorio</text:span></text:p>
            </text:list-item>
          </text:list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10" draw:text-style-name="P24" draw:layer="layout" svg:width="4.473cm" svg:height="2.3cm" svg:x="19.927cm" svg:y="6.9cm">
          <text:list text:style-name="L1">
            <text:list-item>
              <text:p text:style-name="P8"><text:span text:style-name="T5">Pre-prints</text:span></text:p>
            </text:list-item>
            <text:list-item>
              <text:p text:style-name="P8"><text:span text:style-name="T5">Open access</text:span></text:p>
            </text:list-item>
            <text:list-item>
              <text:p text:style-name="P8"><text:span text:style-name="T5">Cápsulas</text:span></text:p>
            </text:list-item>
            <text:list-item>
              <text:p text:style-name="P8"><text:span text:style-name="T5">Redes sociales</text:span></text:p>
            </text:list-item>
            <text:list-item>
              <text:p text:style-name="P8"><text:span text:style-name="T5">Presentaciones</text:span></text:p>
            </text:list-item>
          </text:list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5.3cm" svg:height="1.361cm" svg:x="0.3cm" svg:y="4.8cm">
          <draw:text-box>
            <text:p text:style-name="P19"><text:span text:style-name="T6">Áreas ciencia abierta </text:span></text:p>
          </draw:text-box>
        </draw:frame>
        <draw:frame draw:style-name="gr11" draw:text-style-name="P15" draw:layer="layout" svg:width="5.3cm" svg:height="1.361cm" svg:x="0.3cm" svg:y="6.801cm">
          <draw:text-box>
            <text:p text:style-name="P19"><text:span text:style-name="T6">Herramientas</text:span></text:p>
          </draw:text-box>
        </draw:frame>
        <draw:line draw:style-name="gr12" draw:text-style-name="P16" draw:layer="layout" svg:x1="0.6cm" svg:y1="4.306cm" svg:x2="24.8cm" svg:y2="4.3cm">
          <text:p/>
        </draw:line>
        <draw:line draw:style-name="gr12" draw:text-style-name="P16" draw:layer="layout" svg:x1="0.6cm" svg:y1="6.206cm" svg:x2="24.8cm" svg:y2="6.2cm">
          <text:p/>
        </draw:line>
        <draw:line draw:style-name="gr13" draw:text-style-name="P16" draw:layer="layout" svg:x1="9.8cm" svg:y1="3.6cm" svg:x2="11.2cm" svg:y2="3.6cm">
          <text:p/>
        </draw:line>
        <draw:line draw:style-name="gr13" draw:text-style-name="P16" draw:layer="layout" svg:x1="14.5cm" svg:y1="3.6cm" svg:x2="15.9cm" svg:y2="3.6cm">
          <text:p/>
        </draw:line>
        <draw:line draw:style-name="gr13" draw:text-style-name="P16" draw:layer="layout" svg:x1="18.8cm" svg:y1="3.6cm" svg:x2="20.2cm" svg:y2="3.6cm">
          <text:p/>
        </draw:line>
        <presentation:notes draw:style-name="dp2">
          <draw:page-thumbnail draw:style-name="gr15" draw:layer="layout" svg:width="18.624cm" svg:height="10.476cm" svg:x="1.482cm" svg:y="2.123cm" draw:page-number="4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0" draw:text-style-name="P27" draw:layer="layout" svg:width="8.218cm" svg:height="3.4cm" svg:x="4.182cm" svg:y="4.2cm">
          <text:p text:style-name="P26"><text:span text:style-name="T10">Cualquier </text:span><text:span text:style-name="T10">persona </text:span><text:span text:style-name="T10">puede </text:span><text:span text:style-name="T10">contribuir al </text:span><text:span text:style-name="T10">conocimiento </text:span><text:span text:style-name="T10">científico, </text:span><text:span text:style-name="T10">independient</text:span><text:span text:style-name="T10">e de su </text:span><text:span text:style-name="T10">origen</text:span></text:p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8.218cm" svg:height="1.564cm" svg:x="4.182cm" svg:y="2.636cm">
          <text:p text:style-name="P28">Universalismo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8.318cm" svg:height="4.964cm" svg:x="13.282cm" svg:y="2.636cm">
          <text:p text:style-name="P26"><text:span text:style-name="T11">La conducta de </text:span><text:span text:style-name="T11">investigadores </text:span><text:span text:style-name="T11">debe estar </text:span><text:span text:style-name="T11">orientada por la </text:span><text:span text:style-name="T11">búsqueda de la </text:span><text:span text:style-name="T11">verdad, no con </text:span><text:span text:style-name="T11">intereses </text:span><text:span text:style-name="T11">personales ni </text:span><text:span text:style-name="T11">monetar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0" draw:layer="layout" svg:width="8.318cm" svg:height="1.564cm" svg:x="13.282cm" svg:y="2.636cm">
          <text:p text:style-name="P28">Desinteré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8.218cm" svg:height="3.4cm" svg:x="4.182cm" svg:y="9.8cm">
          <text:p text:style-name="P26"><text:span text:style-name="T11">Los hallazgos de la ciencia pertenecen a la comunidad y no a quién los descubrió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8.218cm" svg:height="1.564cm" svg:x="4.182cm" svg:y="8.236cm">
          <text:p text:style-name="P28">Comunalidad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8.3cm" svg:height="3.4cm" svg:x="13.3cm" svg:y="9.8cm">
          <text:p text:style-name="P26"><text:span text:style-name="T11">Los hallazgos no se aceptan porque sí, se requieren pruebas</text:span>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8.3cm" svg:height="1.564cm" svg:x="13.3cm" svg:y="8.236cm">
          <text:p text:style-name="P28"><text:span text:style-name="T12">Escepticismo organizad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8.624cm" svg:height="10.476cm" svg:x="1.482cm" svg:y="2.123cm" draw:page-number="5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 Caps" svg:font-family="'Latin Modern Mono Caps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atin Modern Mono Caps1" svg:font-family="'Latin Modern Mono Caps'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FreeMono1" svg:font-family="FreeMono" style:font-family-generic="modern" style:font-pitch="variable"/>
    <style:font-face style:name="Liberation Sans2" svg:font-family="'Liberation Sans'" style:font-family-generic="moder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Ultrafine_20_Dashed" svg:stroke-color="#666666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19:46:12.043949327</meta:creation-date>
    <dc:date>2022-01-06T11:43:19.649102837</dc:date>
    <meta:editing-duration>PT13H31M59S</meta:editing-duration>
    <meta:editing-cycles>12</meta:editing-cycles>
    <meta:generator>LibreOffice/6.4.7.2$Linux_X86_64 LibreOffice_project/40$Build-2</meta:generator>
    <meta:document-statistic meta:object-count="115"/>
  </office:meta>
</office:document-meta>
</file>